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style:rel-width="100%" table:align="left" style:writing-mode="lr-tb"/>
    </style:style>
    <style:style style:name="Table48.A" style:family="table-column">
      <style:table-column-properties style:column-width="2.043cm" style:rel-column-width="1158*"/>
    </style:style>
    <style:style style:name="Table48.B" style:family="table-column">
      <style:table-column-properties style:column-width="12.559cm" style:rel-column-width="7118*"/>
    </style:style>
    <style:style style:name="Table48.A1" style:family="table-cell">
      <style:table-cell-properties fo:padding-left="0cm" fo:padding-right="0cm" fo:padding-top="0.101cm" fo:padding-bottom="0.101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master-page-name="Standard">
      <style:paragraph-properties style:page-number="auto"/>
    </style:style>
    <style:style style:name="P5" style:family="paragraph" style:parent-style-name="li1n" style:list-style-name="li1n"/>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nk to <text:a xlink:type="simple" xlink:href="http://localhost:8000/rep.test-content/packages/Btemp/test.htm#assignment1">this</text:a></text:p>
      <text:p text:style-name="p"/>
      <text:p text:style-name="p"/>
      <table:table table:name="Table48" table:style-name="Table48">
        <table:table-column table:style-name="Table48.A"/>
        <table:table-column table:style-name="Table48.B"/>
        <table:table-row>
          <table:table-cell table:style-name="Table48.A1" office:value-type="string">
            <text:p text:style-name="p"/>
          </table:table-cell>
          <table:table-cell>
            <table:table table:is-sub-table="true">
              <table:table-column table:style-name="Table48.B"/>
              <table:table-row>
                <table:table-cell table:style-name="Table48.A1" office:value-type="string">
                  <text:p text:style-name="h-exercise">Exercise </text:p>
                </table:table-cell>
              </table:table-row>
              <table:table-row>
                <table:table-cell table:style-name="Table48.A1" office:value-type="string">
                  <text:list xml:id="list2160301664" text:style-name="li1n">
                    <text:list-item>
                      <text:p text:style-name="P5">Sdfvsvd</text:p>
                    </text:list-item>
                    <text:list-item>
                      <text:p text:style-name="P5">sdfsdf</text:p>
                    </text:list-item>
                    <text:list-item>
                      <text:p text:style-name="P5">sdfsdf</text:p>
                    </text:list-item>
                  </text:list>
                  <text:p text:style-name="p"/>
                </table:table-cell>
              </table:table-row>
            </table:table>
          </table:table-cell>
        </table:table-row>
      </table:table>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st2</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test2</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test2</dc:title>
    <meta:initial-creator>Daniel de Byl</meta:initial-creator>
    <meta:creation-date>2007-02-05T13:22:46</meta:creation-date>
    <dc:creator>Bron Chandler</dc:creator>
    <dc:date>2010-04-21T11:11:31</dc:date>
    <dc:language>en-US</dc:language>
    <meta:editing-cycles>4</meta:editing-cycles>
    <meta:editing-duration>PT00H10M06S</meta:editing-duration>
    <meta:document-statistic meta:table-count="49" meta:image-count="0" meta:object-count="0" meta:page-count="1" meta:paragraph-count="57" meta:word-count="60" meta:character-count="189"/>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